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text-properties fo:font-weight="bold" style:font-weight-asian="bold" style:font-weight-complex="bold"/>
    </style:style>
    <style:style style:name="P2" style:family="paragraph" style:parent-style-name="Normal" style:master-page-name="MP0">
      <style:paragraph-properties style:page-number="auto" fo:break-before="page"/>
    </style:style>
    <style:style style:name="P3" style:family="paragraph" style:parent-style-name="Normal" style:list-style-name="L1"/>
    <style:style style:name="P4" style:family="paragraph" style:parent-style-name="Normal" style:list-style-name="L2"/>
    <style:style style:name="P5" style:family="paragraph" style:parent-style-name="Normal" style:list-style-name="L3"/>
    <style:style style:name="P6" style:family="paragraph" style:parent-style-name="Normal" style:list-style-name="L4"/>
    <style:style style:name="P7" style:family="paragraph" style:parent-style-name="Normal" style:list-style-name="L5"/>
    <style:style style:name="P8" style:family="paragraph" style:parent-style-name="Normal" style:list-style-name="L6"/>
    <style:style style:name="P9" style:family="paragraph" style:parent-style-name="Normal">
      <style:text-properties fo:background-color="#ffff00"/>
    </style:style>
    <style:style style:name="P10" style:family="paragraph" style:parent-style-name="Normal" style:list-style-name="L5">
      <style:text-properties fo:background-color="#ffff00"/>
    </style:style>
    <style:style style:name="P11" style:family="paragraph" style:parent-style-name="Standard" style:list-style-name="L8"/>
    <style:style style:name="P12" style:family="paragraph" style:parent-style-name="Standard">
      <style:text-properties fo:background-color="#ffff00"/>
    </style:style>
    <style:style style:name="P13" style:family="paragraph" style:parent-style-name="Text_20_body" style:list-style-name="L7"/>
    <style:style style:name="P14" style:family="paragraph" style:parent-style-name="Text_20_body">
      <style:text-properties fo:background-color="#ffff00"/>
    </style:style>
    <style:style style:name="P15" style:family="paragraph" style:parent-style-name="Text_20_body" style:list-style-name="L9">
      <style:text-properties fo:background-color="#ffff00"/>
    </style:style>
    <style:style style:name="P16" style:family="paragraph" style:parent-style-name="Text_20_body" style:list-style-name="L15">
      <style:text-properties fo:background-color="#ffff00"/>
    </style:style>
    <style:style style:name="P17" style:family="paragraph" style:parent-style-name="Text_20_body" style:list-style-name="L17">
      <style:text-properties fo:background-color="#ffff00"/>
    </style:style>
    <style:style style:name="P18" style:family="paragraph" style:parent-style-name="Text_20_body" style:list-style-name="L18">
      <style:text-properties fo:background-color="#ffff00"/>
    </style:style>
    <style:style style:name="P19" style:family="paragraph" style:parent-style-name="Text_20_body" style:list-style-name="L19">
      <style:text-properties fo:background-color="#ffff00"/>
    </style:style>
    <style:style style:name="P20" style:family="paragraph" style:parent-style-name="Text_20_body" style:list-style-name="L10"/>
    <style:style style:name="P21" style:family="paragraph" style:parent-style-name="Text_20_body" style:list-style-name="L11"/>
    <style:style style:name="P22" style:family="paragraph" style:parent-style-name="Text_20_body" style:list-style-name="L12"/>
    <style:style style:name="P23" style:family="paragraph" style:parent-style-name="Text_20_body" style:list-style-name="L13"/>
    <style:style style:name="P24" style:family="paragraph" style:parent-style-name="Text_20_body" style:list-style-name="L14"/>
    <style:style style:name="P25" style:family="paragraph" style:parent-style-name="Text_20_body" style:list-style-name="L16"/>
    <style:style style:name="P26" style:family="paragraph">
      <loext:graphic-properties draw:fill="none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0e7287"/>
    </style:style>
    <text:list-style style:name="L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3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3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svg:stroke-width="0.026cm" svg:stroke-color="#a0a0a0" svg:stroke-opacity="100%" draw:stroke-linejoin="miter" draw:fill="none" fo:min-height="0cm" fo:min-width="0cm" fo:padding-top="-0.004cm" fo:padding-bottom="-0.004cm" fo:padding-left="-0.004cm" fo:padding-right="-0.004cm" style:writing-mode="lr-tb" loext:decorative="false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D2</text:p>
      <text:p text:style-name="P1">TD – Étude de cas : Chaîne de supermarchés (RetailMarket SA)</text:p>
      <text:p text:style-name="P1">Objectifs pédagogiques</text:p>
      <text:list text:style-name="L1">
        <text:list-item>
          <text:p text:style-name="P3">Appliquer les notions de SI à un contexte concret différent.</text:p>
        </text:list-item>
        <text:list-item>
          <text:p text:style-name="P3">Identifier le rôle des SI dans la logistique, la relation client et la prise de décision.</text:p>
        </text:list-item>
      </text:list>
      <text:p text:style-name="Normal"><draw:custom-shape text:anchor-type="as-char" svg:y="0cm" draw:z-index="0" draw:name="Horizontal Line 13" draw:style-name="gr1" draw:text-style-name="P26" svg:width="115.595cm" svg:height="0.004cm"><text:p/><draw:enhanced-geometry svg:viewBox="0 0 21600 21600" draw:type="non-primitive" draw:enhanced-path="M 0 0 L 21600 0 21600 21600 0 21600 Z N"/></draw:custom-shape></text:p>
      <text:p text:style-name="P1">Contexte</text:p>
      <text:p text:style-name="Normal">RetailMarket SA est une chaîne de supermarchés de taille moyenne implantée dans plusieurs villes.<text:line-break/>Actuellement, l’entreprise rencontre des difficultés :</text:p>
      <text:list text:style-name="L2">
        <text:list-item>
          <text:p text:style-name="P4">Les stocks sont gérés magasin par magasin, sans coordination.</text:p>
        </text:list-item>
        <text:list-item>
          <text:p text:style-name="P4">Les promotions ne sont pas centralisées : chaque magasin décide localement.</text:p>
        </text:list-item>
        <text:list-item>
          <text:p text:style-name="P4">Le suivi des clients est quasi inexistant.</text:p>
        </text:list-item>
        <text:list-item>
          <text:p text:style-name="P4">Les rapports de vente sont transmis tardivement au siège, empêchant une vision en temps réel.</text:p>
        </text:list-item>
      </text:list>
      <text:p text:style-name="Normal">La direction envisage de mettre en place un <text:span text:style-name="Police_20_par_20_défaut"><text:span text:style-name="T1">Système d’Information centralisé</text:span></text:span> intégrant :</text:p>
      <text:list text:style-name="L3">
        <text:list-item>
          <text:p text:style-name="P5">Un <text:span text:style-name="Police_20_par_20_défaut"><text:span text:style-name="T1">ERP</text:span></text:span> pour la gestion des stocks et de la logistique.</text:p>
        </text:list-item>
        <text:list-item>
          <text:p text:style-name="P5">Un <text:span text:style-name="Police_20_par_20_défaut"><text:span text:style-name="T1">CRM</text:span></text:span> pour gérer la fidélité et la relation client.</text:p>
        </text:list-item>
        <text:list-item>
          <text:p text:style-name="P5">Un <text:span text:style-name="Police_20_par_20_défaut"><text:span text:style-name="T1">module décisionnel (BI)</text:span></text:span> pour suivre les ventes, les marges et les tendances.</text:p>
        </text:list-item>
      </text:list>
      <text:p text:style-name="Normal"><draw:custom-shape text:anchor-type="as-char" svg:y="0cm" draw:z-index="1" draw:name="Horizontal Line 14" draw:style-name="gr1" draw:text-style-name="P26" svg:width="115.595cm" svg:height="0.004cm"><text:p/><draw:enhanced-geometry svg:viewBox="0 0 21600 21600" draw:type="non-primitive" draw:enhanced-path="M 0 0 L 21600 0 21600 21600 0 21600 Z N"/></draw:custom-shape></text:p>
      <text:p text:style-name="P1">Questions</text:p>
      <text:p text:style-name="P1">Partie 1 : Compréhension générale</text:p>
      <text:list xml:id="list1733690770" text:style-name="L4">
        <text:list-item>
          <text:p text:style-name="P6">Quels sont les processus métiers principaux dans une chaîne de supermarchés ?</text:p>
        </text:list-item>
      </text:list>
      <text:p text:style-name="P14">Les principaux processus métiers sont :</text:p>
      <text:list text:style-name="L7">
        <text:list-item>
          <text:p text:style-name="P13"><text:span text:style-name="Strong_20_Emphasis"><text:span text:style-name="T3">Approvisionnement et gestion des stocks</text:span></text:span><text:span text:style-name="T3"> : commandes aux fournisseurs, réception, stockage et distribution en rayon.</text:span></text:p>
        </text:list-item>
        <text:list-item>
          <text:p text:style-name="P13"><text:span text:style-name="Strong_20_Emphasis"><text:span text:style-name="T3">Vente et encaissement</text:span></text:span><text:span text:style-name="T3"> : gestion des caisses, des paiements, et du chiffre d’affaires.</text:span></text:p>
        </text:list-item>
        <text:list-item>
          <text:p text:style-name="P13"><text:span text:style-name="Strong_20_Emphasis"><text:span text:style-name="T3">Gestion de la relation client</text:span></text:span><text:span text:style-name="T3"> : cartes de fidélité, promotions, retours clients.</text:span></text:p>
        </text:list-item>
        <text:list-item>
          <text:p text:style-name="P13"><text:span text:style-name="Strong_20_Emphasis"><text:span text:style-name="T3">Logistique</text:span></text:span><text:span text:style-name="T3"> : transport des marchandises entre entrepôts et magasins.</text:span></text:p>
        </text:list-item>
        <text:list-item>
          <text:p text:style-name="P13"><text:span text:style-name="Strong_20_Emphasis"><text:span text:style-name="T3">Gestion administrative et financière</text:span></text:span><text:span text:style-name="T3"> : comptabilité, facturation, ressources humaines.</text:span></text:p>
        </text:list-item>
        <text:list-item>
          <text:p text:style-name="P13"><text:span text:style-name="Strong_20_Emphasis"><text:span text:style-name="T3">Marketing et merchandising</text:span></text:span><text:span text:style-name="T3"> : mise en avant des produits, gestion des campagnes promotionnelles</text:span></text:p>
        </text:list-item>
      </text:list>
      <text:p text:style-name="Text_20_body"><text:span text:style-name="T3"/></text:p>
      <text:p text:style-name="Text_20_body"><text:span text:style-name="T3"/></text:p>
      <text:p text:style-name="Normal"/>
      <text:list text:continue-list="list1733690770" text:style-name="L4">
        <text:list-item>
          <text:p text:style-name="P6"><text:soft-page-break/>Expliquez en quoi un SI centralisé diffère d’une gestion locale magasin par magasin.</text:p>
        </text:list-item>
      </text:list>
      <text:p text:style-name="P9"><text:s/>- Gestion locale :<text:line-break/>Chaque magasin gère ses données et décisions de manière autonome. <text:line-break/>Vision fragmentée et décalée. <text:line-break/>Processus souvent redondants et incohérents. </text:p>
      <text:p text:style-name="P9"><text:s/>- SI centralisé :<text:line-break/>Toutes les données et opérations sont regroupées sur une même plateforme accessible à tous les magasins. <text:line-break/>Vision globale et en temps réel. <text:line-break/>Harmonisation des pratiques et des données. </text:p>
      <text:list text:continue-numbering="true" text:style-name="L4">
        <text:list-item>
          <text:p text:style-name="P6">Citez deux bénéfices attendus d’un CRM dans ce contexte.</text:p>
        </text:list-item>
      </text:list>
      <text:p text:style-name="P12">Deux bénéfices attendus d’un CRM</text:p>
      <text:list text:style-name="L8">
        <text:list-item>
          <text:p text:style-name="P11"><text:span text:style-name="Strong_20_Emphasis"><text:span text:style-name="T3">Fidélisation accrue</text:span></text:span><text:span text:style-name="T3"> : meilleure connaissance des clients → offres personnalisées, programmes de fidélité efficaces.</text:span></text:p>
        </text:list-item>
        <text:list-item>
          <text:p text:style-name="P11"><text:span text:style-name="Strong_20_Emphasis"><text:span text:style-name="T3">Augmentation du chiffre d’affaires</text:span></text:span><text:span text:style-name="T3"> : campagnes marketing ciblées et amélioration de la satisfaction client.</text:span></text:p>
        </text:list-item>
      </text:list>
      <text:p text:style-name="Standard"><text:span text:style-name="T3"/></text:p>
      <text:p text:style-name="P1">Partie 2 : Étude des besoins SI</text:p>
      <text:list text:style-name="L5">
        <text:list-item>
          <text:p text:style-name="P7">Associez les processus suivants à leur besoin SI :</text:p>
          <text:list>
            <text:list-item>
              <text:p text:style-name="P10">Gestion des achats auprès des fournisseurs → <text:span text:style-name="T4">PGI</text:span> (module achats) </text:p>
            </text:list-item>
            <text:list-item>
              <text:p text:style-name="P10">Réapprovisionnement automatique des rayons → <text:span text:style-name="T4">PGI</text:span> (gestion des stocks et logistique) </text:p>
            </text:list-item>
            <text:list-item>
              <text:p text:style-name="P10">Fidélisation des clients → CRM (gestion de la relation client) </text:p>
            </text:list-item>
            <text:list-item>
              <text:p text:style-name="P10">Analyse des ventes par produit et par magasin → BI (Business Intelligence) </text:p>
            </text:list-item>
          </text:list>
        </text:list-item>
        <text:list-item>
          <text:p text:style-name="P7">Quelle granularité des données de vente serait la plus pertinente pour le module décisionnel : heure, jour, semaine, mois ? Justifiez.</text:p>
        </text:list-item>
      </text:list>
      <text:p text:style-name="Text_20_body"><text:span text:style-name="Strong_20_Emphasis"><text:span text:style-name="T3">Le jour</text:span></text:span><text:span text:style-name="T3"> est souvent la granularité la plus pertinente.</text:span></text:p>
      <text:p text:style-name="Text_20_body"><text:span text:style-name="Strong_20_Emphasis"><text:span text:style-name="T3">Justification :</text:span></text:span></text:p>
      <text:list text:style-name="L9">
        <text:list-item>
          <text:p text:style-name="P15">Assez précise pour détecter les tendances et les pics journaliers (ex. week-ends, promotions).</text:p>
        </text:list-item>
        <text:list-item>
          <text:p text:style-name="P15">Pas trop détaillée pour ne pas surcharger le système (comme avec des données horaires).</text:p>
        </text:list-item>
        <text:list-item>
          <text:p text:style-name="P15">Permet un bon compromis entre volume de données et pertinence pour le pilotage.</text:p>
        </text:list-item>
      </text:list>
      <text:p text:style-name="Normal"/>
      <text:p text:style-name="Normal"/>
      <text:p text:style-name="Normal"/>
      <text:p text:style-name="Normal"/>
      <text:p text:style-name="P1"><text:soft-page-break/>Partie 3 : Réflexion critique</text:p>
      <text:list xml:id="list1388085847" text:style-name="L6">
        <text:list-item>
          <text:p text:style-name="P8">Quels risques pour RetailMarket si la mise en place du SI n’est pas accompagnée d’une formation des employés ?</text:p>
        </text:list-item>
      </text:list>
      <text:list text:style-name="L10">
        <text:list-item>
          <text:p text:style-name="P20"><text:span text:style-name="Strong_20_Emphasis"><text:span text:style-name="T3">Mauvaise utilisation du SI</text:span></text:span><text:span text:style-name="T3"> → erreurs de saisie, perte de temps.</text:span></text:p>
        </text:list-item>
      </text:list>
      <text:list text:style-name="L11">
        <text:list-item>
          <text:p text:style-name="P21"><text:span text:style-name="Strong_20_Emphasis"><text:span text:style-name="T3">Résistance au changement</text:span></text:span><text:span text:style-name="T3"> → rejet du système.</text:span></text:p>
        </text:list-item>
      </text:list>
      <text:list text:style-name="L12">
        <text:list-item>
          <text:p text:style-name="P22"><text:span text:style-name="Strong_20_Emphasis"><text:span text:style-name="T3">Perte d’efficacité</text:span></text:span><text:span text:style-name="T3"> → les bénéfices du SI ne se concrétisent pas.</text:span></text:p>
        </text:list-item>
      </text:list>
      <text:list text:style-name="L13">
        <text:list-item>
          <text:p text:style-name="P23"><text:span text:style-name="Strong_20_Emphasis"><text:span text:style-name="T3">Dépendance excessive au support technique</text:span></text:span><text:span text:style-name="T3">.</text:span></text:p>
        </text:list-item>
      </text:list>
      <text:p text:style-name="Normal"/>
      <text:list xml:id="list215801195974819" text:continue-list="list1388085847" text:style-name="L6">
        <text:list-item>
          <text:p text:style-name="P8">En quoi l’alignement SI – métiers est crucial dans un secteur fortement concurrentiel comme la grande distribution ?</text:p>
        </text:list-item>
      </text:list>
      <text:list text:style-name="L14">
        <text:list-item>
          <text:p text:style-name="P24"><text:span text:style-name="T3">Un SI doit </text:span><text:span text:style-name="Strong_20_Emphasis"><text:span text:style-name="T3">soutenir les objectifs stratégiques</text:span></text:span><text:span text:style-name="T3"> (ventes, satisfaction client, rentabilité).</text:span></text:p>
        </text:list-item>
      </text:list>
      <text:list text:style-name="L15">
        <text:list-item>
          <text:p text:style-name="P16">Si le SI ne correspond pas aux besoins réels des magasins, il devient un frein.</text:p>
        </text:list-item>
      </text:list>
      <text:list text:style-name="L16">
        <text:list-item>
          <text:p text:style-name="P25"><text:span text:style-name="T3">Dans un secteur très concurrentiel, </text:span><text:span text:style-name="Strong_20_Emphasis"><text:span text:style-name="T3">la réactivité et la précision des données</text:span></text:span><text:span text:style-name="T3"> sont essentielles pour s’adapter vite aux tendances du marché.</text:span></text:p>
        </text:list-item>
      </text:list>
      <text:p text:style-name="Normal"/>
      <text:list text:continue-list="list215801195974819" text:style-name="L6">
        <text:list-item>
          <text:p text:style-name="P8">Proposez un exemple de KPI pertinent pour le tableau de bord d’un directeur régional.</text:p>
        </text:list-item>
      </text:list>
      <text:list text:style-name="L17">
        <text:list-item>
          <text:p text:style-name="P17">Permet de mesurer la disponibilité des produits.</text:p>
        </text:list-item>
      </text:list>
      <text:list text:style-name="L18">
        <text:list-item>
          <text:p text:style-name="P18">Indicateur clé pour la satisfaction client et la performance logistique.</text:p>
        </text:list-item>
      </text:list>
      <text:list text:style-name="L19">
        <text:list-item>
          <text:p text:style-name="P19">Aide à repérer les magasins à réapprovisionner ou à optimiser.</text:p>
        </text:list-item>
      </text:list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0cm" fo:margin-bottom="0.141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635cm" fo:margin-bottom="0.141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282cm" fo:margin-bottom="0.141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282cm" fo:margin-bottom="0.141cm" style:contextual-spacing="false" fo:keep-together="always" fo:hyphenation-ladder-count="no-limit" fo:keep-with-next="always"/>
      <style:text-properties fo:color="#2f5496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41cm" fo:margin-bottom="0.071cm" style:contextual-spacing="false" fo:keep-together="always" fo:hyphenation-ladder-count="no-limit" fo:keep-with-next="always"/>
      <style:text-properties fo:color="#2f5496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141cm" fo:margin-bottom="0.071cm" style:contextual-spacing="false" fo:keep-together="always" fo:hyphenation-ladder-count="no-limit" fo:keep-with-next="always"/>
      <style:text-properties fo:color="#2f5496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cm" fo:margin-bottom="0cm" style:contextual-spacing="false" fo:keep-together="always" fo:hyphenation-ladder-count="no-limit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cm" fo:margin-bottom="0cm" style:contextual-spacing="false" fo:keep-together="always" fo:hyphenation-ladder-count="no-limit" fo:keep-with-next="always"/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Citation" style:family="paragraph" style:parent-style-name="Normal" style:next-style-name="Normal">
      <style:paragraph-properties fo:margin-top="0.282cm" fo:margin-bottom="0.282cm" style:contextual-spacing="false" fo:text-align="center" style:justify-single-word="false" fo:hyphenation-ladder-count="no-limit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itation_20_intense" style:display-name="Citation intense" style:family="paragraph" style:parent-style-name="Normal" style:next-style-name="Normal">
      <style:paragraph-properties fo:margin-left="1.524cm" fo:margin-right="1.524cm" fo:margin-top="0.635cm" fo:margin-bottom="0.635cm" style:contextual-spacing="false" fo:text-align="center" style:justify-single-word="false" fo:hyphenation-ladder-count="no-limit" fo:padding-left="0cm" fo:padding-right="0cm" fo:padding-top="0.353cm" fo:padding-bottom="0.353cm" fo:border-left="none" fo:border-right="none" fo:border-top="0.51pt solid #2f5496" fo:border-bottom="0.51pt solid #2f5496" style:shadow="none">
        <style:tab-stops/>
      </style:paragraph-properties>
      <style:text-properties fo:color="#2f5496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2f5496" loext:opacity="100%" style:font-name="Calibri Light" fo:font-family="'Calibri Light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Titre_20_2_20_Car" style:display-name="Titre 2 Car" style:family="text" style:parent-style-name="Police_20_par_20_défau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re_20_3_20_Car" style:display-name="Titre 3 Car" style:family="text" style:parent-style-name="Police_20_par_20_défaut">
      <style:text-properties fo:color="#2f5496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itre_20_4_20_Car" style:display-name="Titre 4 Car" style:family="text" style:parent-style-name="Police_20_par_20_défaut">
      <style:text-properties fo:color="#2f5496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5_20_Car" style:display-name="Titre 5 Car" style:family="text" style:parent-style-name="Police_20_par_20_défaut">
      <style:text-properties fo:color="#2f5496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7_20_Car" style:display-name="Titre 7 Car" style:family="text" style:parent-style-name="Police_20_par_20_défaut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8_20_Car" style:display-name="Titre 8 Car" style:family="text" style:parent-style-name="Police_20_par_20_défaut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9_20_Car" style:display-name="Titre 9 Car" style:family="text" style:parent-style-name="Police_20_par_20_défaut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ous-titre_20_Car" style:display-name="Sous-titre Car" style:family="text" style:parent-style-name="Police_20_par_20_défaut"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Citation_20_Car" style:display-name="Citation Car" style:family="text" style:parent-style-name="Police_20_par_20_défaut">
      <style:text-properties fo:color="#404040" loext:opacity="100%" fo:font-style="italic" style:font-style-asian="italic" style:font-style-complex="italic"/>
    </style:style>
    <style:style style:name="Accentuation_20_intense" style:display-name="Accentuation intense" style:family="text" style:parent-style-name="Police_20_par_20_défaut">
      <style:text-properties fo:color="#2f5496" loext:opacity="100%" fo:font-style="italic" style:font-style-asian="italic" style:font-style-complex="italic"/>
    </style:style>
    <style:style style:name="Citation_20_intense_20_Car" style:display-name="Citation intense Car" style:family="text" style:parent-style-name="Police_20_par_20_défaut">
      <style:text-properties fo:color="#2f5496" loext:opacity="100%" fo:font-style="italic" style:font-style-asian="italic" style:font-style-complex="italic"/>
    </style:style>
    <style:style style:name="Référence_20_intense" style:display-name="Référence intense" style:family="text" style:parent-style-name="Police_20_par_20_défaut">
      <style:text-properties fo:font-variant="small-caps" fo:color="#2f5496" loext:opacity="100%" fo:letter-spacing="0.009cm" fo:font-weight="bold" style:font-weight-asian="bold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4" style:display-name="WW_CharLFO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5" style:display-name="WW_CharLFO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8" style:display-name="WW_CharLFO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EasyOffice/7.6.2.1.0$Windows_X86_64 LibreOffice_project/0bc4d647150f05f02b71ccb5539a4012b57f1faf</meta:generator>
    <dc:title/>
    <dc:description/>
    <dc:subject/>
    <meta:initial-creator>Chergui Anis</meta:initial-creator>
    <dc:creator>Ilies Hamadene</dc:creator>
    <meta:creation-date>2025-09-14T19:48:00Z</meta:creation-date>
    <dc:date>2025-10-29T21:57:59.841000000</dc:date>
    <meta:editing-cycles>2</meta:editing-cycles>
    <meta:editing-duration>PT8H19M46S</meta:editing-duration>
    <meta:document-statistic meta:table-count="0" meta:image-count="0" meta:object-count="0" meta:page-count="3" meta:paragraph-count="60" meta:word-count="690" meta:character-count="4311" meta:non-whitespace-character-count="3707"/>
    <meta:template xlink:type="simple" xlink:actuate="onRequest" xlink:title="" xlink:href="Normal"/>
  </office:meta>
</office:document-meta>
</file>